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top="0.1666in" fo:line-height="100%" style:page-number="1"/>
    </style:style>
    <style:style style:name="T2" style:parent-style-name="DefaultParagraphFont" style:family="text">
      <style:text-properties fo:background-color="#FFFF00"/>
    </style:style>
    <style:style style:name="P3" style:parent-style-name="Standard" style:family="paragraph">
      <style:paragraph-properties fo:text-align="end" fo:margin-top="0.1666in" fo:line-height="100%"/>
    </style:style>
    <style:style style:name="T4" style:parent-style-name="DefaultParagraphFont" style:family="text">
      <style:text-properties fo:background-color="#00FF00"/>
    </style:style>
    <style:style style:name="P5" style:parent-style-name="Standard" style:family="paragraph">
      <style:paragraph-properties fo:margin-top="0.1666in" fo:line-height="100%"/>
    </style:style>
    <style:style style:name="T6" style:parent-style-name="DefaultParagraphFont" style:family="text">
      <style:text-properties fo:background-color="#00FF00"/>
    </style:style>
    <style:style style:name="P7" style:parent-style-name="Standard" style:family="paragraph">
      <style:paragraph-properties fo:text-align="end" fo:margin-top="0.1666in" fo:line-height="100%"/>
    </style:style>
    <style:style style:name="T8" style:parent-style-name="DefaultParagraphFont" style:family="text">
      <style:text-properties fo:background-color="#00FF00"/>
    </style:style>
    <style:style style:name="P9" style:parent-style-name="Standard" style:family="paragraph">
      <style:paragraph-properties fo:margin-top="0.1666in" fo:line-height="100%"/>
    </style:style>
    <style:style style:name="P10" style:parent-style-name="Standard" style:family="paragraph">
      <style:paragraph-properties fo:margin-top="0.1666in" fo:line-height="100%"/>
    </style:style>
    <style:style style:name="T11" style:parent-style-name="DefaultParagraphFont" style:family="text">
      <style:text-properties fo:font-weight="bold" style:font-weight-asian="bold"/>
    </style:style>
    <style:style style:name="P12" style:parent-style-name="Standard" style:family="paragraph">
      <style:paragraph-properties fo:margin-top="0.1666in" fo:line-height="100%"/>
    </style:style>
    <style:style style:name="P13" style:parent-style-name="Standard" style:family="paragraph">
      <style:paragraph-properties fo:margin-top="0.1666in" fo:line-height="100%"/>
    </style:style>
    <style:style style:name="P14" style:parent-style-name="Standard" style:family="paragraph">
      <style:paragraph-properties fo:margin-top="0.1666in" fo:line-height="100%"/>
    </style:style>
    <style:style style:name="P15" style:parent-style-name="Standard" style:family="paragraph">
      <style:paragraph-properties fo:line-height="100%"/>
    </style:style>
    <style:style style:name="T16" style:parent-style-name="DefaultParagraphFont" style:family="text">
      <style:text-properties fo:background-color="#00FF00"/>
    </style:style>
    <style:style style:name="P17" style:parent-style-name="Standard" style:family="paragraph">
      <style:paragraph-properties fo:line-height="100%"/>
    </style:style>
    <style:style style:name="T18" style:parent-style-name="DefaultParagraphFont" style:family="text">
      <style:text-properties fo:background-color="#00FF00"/>
    </style:style>
    <style:style style:name="P19" style:parent-style-name="Standard" style:family="paragraph">
      <style:paragraph-properties fo:line-height="100%"/>
    </style:style>
    <style:style style:name="T20" style:parent-style-name="DefaultParagraphFont" style:family="text">
      <style:text-properties fo:background-color="#00FF00"/>
    </style:style>
    <style:style style:name="P21" style:parent-style-name="Standard" style:family="paragraph">
      <style:paragraph-properties fo:line-height="100%"/>
    </style:style>
    <style:style style:name="T22" style:parent-style-name="DefaultParagraphFont" style:family="text">
      <style:text-properties fo:background-color="#00FF00"/>
    </style:style>
    <style:style style:name="P23" style:parent-style-name="Standard" style:family="paragraph">
      <style:paragraph-properties fo:line-height="100%"/>
    </style:style>
    <style:style style:name="T24" style:parent-style-name="DefaultParagraphFont" style:family="text">
      <style:text-properties fo:background-color="#00FF00"/>
    </style:style>
    <style:style style:name="P25" style:parent-style-name="Standard" style:family="paragraph">
      <style:paragraph-properties fo:margin-top="0.1666in" fo:line-height="100%"/>
    </style:style>
    <style:style style:name="T26" style:parent-style-name="DefaultParagraphFont" style:family="text">
      <style:text-properties fo:color="#1155CC" style:text-underline-type="single" style:text-underline-style="solid" style:text-underline-width="auto" style:text-underline-mode="continuous"/>
    </style:style>
    <style:style style:name="P27" style:parent-style-name="Standard" style:family="paragraph">
      <style:paragraph-properties fo:margin-top="0.1666in" fo:line-height="100%"/>
    </style:style>
    <style:style style:name="P28" style:parent-style-name="Standard" style:family="paragraph">
      <style:paragraph-properties fo:margin-top="0.1666in" fo:line-height="100%"/>
    </style:style>
    <style:style style:name="T29" style:parent-style-name="DefaultParagraphFont" style:family="text">
      <style:text-properties fo:background-color="#00FF00"/>
    </style:style>
    <style:style style:name="P30" style:parent-style-name="Standard" style:family="paragraph">
      <style:paragraph-properties fo:margin-top="0.1666in" fo:line-height="100%"/>
    </style:style>
    <style:style style:name="P31" style:parent-style-name="Standard" style:family="paragraph">
      <style:paragraph-properties fo:margin-top="0.1666in" fo:line-height="100%"/>
    </style:style>
    <style:style style:name="P32" style:parent-style-name="Standard" style:family="paragraph">
      <style:paragraph-properties fo:margin-top="0.1666in" fo:line-height="100%"/>
    </style:style>
    <style:style style:name="T33" style:parent-style-name="DefaultParagraphFont" style:family="text">
      <style:text-properties fo:background-color="#00FF00"/>
    </style:style>
  </office:automatic-styles>
  <office:body>
    <office:text text:use-soft-page-breaks="true">
      <text:p text:style-name="P1"><text:span text:style-name="T2">ARTICLE 20(1) EXPORT DATA LETTER</text:span></text:p>
      <text:p text:style-name="P3"><text:span text:style-name="T4">[Data Subject Address]</text:span></text:p>
      <text:p text:style-name="P5"><text:span text:style-name="T6">[Data Controller Address]</text:span></text:p>
      <text:p text:style-name="P7"><text:span text:style-name="T8">[Date]</text:span></text:p>
      <text:p text:style-name="P9">Dear Sir or Madam,</text:p>
      <text:p text:style-name="P10"><text:span text:style-name="T11">Request for Portable Data under Article 20(1) GDPR</text:span></text:p>
      <text:p text:style-name="P12">I am writing to exercise<text:s/>my right as a data subject under Article 20(1) of the General Data Protection Regulation (GDPR) 2016/679.</text:p>
      <text:p text:style-name="P13">In particular, I ask that you return to me, within 30 days, personal data that I have provided to you (under the processing terms of my explicit consent or as part of a contract). This data should be provided in a structured, commonly used, and machine-readable format (for example, a .csv or JSON file; a PDF or printed documentation is not appropriate).</text:p>
      <text:p text:style-name="P14">My personal details, as relates to my interaction<text:s/>with your organisation, are as follows:</text:p>
      <text:p text:style-name="P15">Name:<text:s/><text:span text:style-name="T16">[name, if applicable]</text:span></text:p>
      <text:p text:style-name="P17">Username:<text:s/><text:span text:style-name="T18">[username]</text:span></text:p>
      <text:p text:style-name="P19">E-mail Address:<text:s/><text:span text:style-name="T20">[email]</text:span></text:p>
      <text:p text:style-name="P21">Device type:<text:s/><text:span text:style-name="T22">[if applicable]</text:span></text:p>
      <text:p text:style-name="P23">Any other information:<text:s/><text:span text:style-name="T24">[if applicable]</text:span></text:p>
      <text:p text:style-name="P25">If you have received this letter and are unsure how to respond to it, please forward it to your Data Protection Officer. If you remain unsure about how to handle this request, please contact the Information Commissioner’s Office on 0303 123 1113, or visit their website at<text:a xlink:href="https://ico.org.uk/" office:target-frame-name="_top" xlink:show="replace"><text:s/></text:a><text:a xlink:href="https://ico.org.uk/" office:target-frame-name="_top" xlink:show="replace"><text:span text:style-name="T26">https://ico.org.uk</text:span></text:a>.</text:p>
      <text:p text:style-name="P27">Please do not hesitate to contact me should you need further information regarding this request.</text:p>
      <text:p text:style-name="P28">I would be grateful if you could contact me using the<text:s/><text:span text:style-name="T29">[e-mail/telephone/address]</text:span><text:s/>below to confirm receipt of<text:s/>the request and also to confirm the preferred method of returning the data to me.</text:p>
      <text:p text:style-name="P30">Yours faithfully,</text:p>
      <text:p text:style-name="P31"/>
      <text:p text:style-name="P32"><text:span text:style-name="T33">[Data Subject’s Nam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2" style:display-name="ListLabel 2" style:family="text">
      <style:text-properties fo:color="#1155CC"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rah Turner</dc:creator>
    <meta:creation-date>2019-09-10T10:30:00Z</meta:creation-date>
    <dc:date>2019-09-10T10:31:00Z</dc:date>
    <meta:template xlink:href="Normal" xlink:type="simple"/>
    <meta:editing-cycles>2</meta:editing-cycles>
    <meta:editing-duration>PT60S</meta:editing-duration>
    <meta:document-statistic meta:page-count="1" meta:paragraph-count="3" meta:word-count="234" meta:character-count="1571" meta:row-count="11" meta:non-whitespace-character-count="1340"/>
  </office:meta>
</office:document-meta>
</file>